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OpenSymbol" svg:font-family="OpenSymbol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_7e_LT_7e_Untertitel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letter-kerning="true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2" style:family="paragraph" style:parent-style-name="Standard_7e_LT_7e_Untertitel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letter-kerning="true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_7e_LT_7e_Untertitel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_7e_LT_7e_Untertitel">
      <style:paragraph-properties fo:margin-left="1.251cm" fo:margin-right="0cm" fo:text-align="start" style:justify-single-word="false" fo:text-indent="0cm" style:auto-text-indent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_7e_LT_7e_Gliederung_20_1">
      <style:paragraph-properties fo:margin-left="1.251cm" fo:margin-right="0cm" fo:text-indent="0cm" style:auto-text-indent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_7e_LT_7e_Gliederung_20_1">
      <style:paragraph-properties fo:margin-left="1.251cm" fo:margin-right="0cm" fo:text-indent="0cm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color="#800000" style:text-outline="false" style:text-line-through-style="none" style:font-name="Times New Roman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color="#800000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6" style:family="paragraph" style:parent-style-name="Text_20_body">
      <style:text-properties fo:font-size="10pt" style:font-size-asian="10pt" style:font-size-complex="10pt"/>
    </style:style>
    <style:style style:name="P17" style:family="paragraph" style:parent-style-name="Text_20_body">
      <style:text-properties style:use-window-font-color="true" style:text-outline="false" style:text-line-through-style="none" style:font-name="Times New Roman" fo:font-size="10pt" fo:text-shadow="none" style:text-underline-style="none" style:letter-kerning="true" style:font-name-asian="Arial1" style:font-size-asian="10pt" style:font-name-complex="Arial1" style:font-size-complex="10pt" style:text-emphasize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text-shadow="none" style:text-underline-style="none" style:letter-kerning="true" style:font-name-asian="Arial1" style:font-name-complex="Arial1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text-shadow="none" style:text-underline-style="none" style:letter-kerning="true" style:font-name-asian="Mangal" style:font-name-complex="Mang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text-shadow="none" style:text-underline-style="none" fo:font-weight="normal" style:letter-kerning="true" style:font-name-asian="Arial1" style:font-weight-asian="normal" style:font-name-complex="Arial1" style:font-weight-complex="normal" style:text-emphasize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Times New Roman" fo:text-shadow="none" style:text-underline-style="none" style:letter-kerning="true" style:font-name-asian="Arial1" style:font-name-complex="Arial1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imes New Roman" fo:text-shadow="none" style:text-underline-style="none" style:letter-kerning="true" style:font-name-asian="Mangal" style:font-name-complex="Mangal" style:text-emphasize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text-shadow="none" style:text-underline-style="none" fo:font-weight="bold" style:letter-kerning="true" style:font-name-asian="Mangal" style:font-weight-asian="bold" style:font-name-complex="Mangal" style:font-weight-complex="bold" style:text-emphasize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00000"/>
    </style:style>
    <style:style style:name="T10" style:family="text">
      <style:text-properties fo:color="#800000" style:text-outline="false" style:text-line-through-style="none" fo:text-shadow="none" style:text-underline-style="none" style:letter-kerning="true" style:font-name-asian="Arial1" style:font-name-complex="Arial1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8">Technikerschule Erlangen</text:p>
          </table:table-cell>
          <table:table-cell table:style-name="Tabelle1.A1" office:value-type="string">
            <text:p text:style-name="P8">Thema: <text:s/>Javascript Einführung</text:p>
          </table:table-cell>
          <table:table-cell table:style-name="Tabelle1.C1" office:value-type="string">
            <text:p text:style-name="P8">Datum:</text:p>
          </table:table-cell>
        </table:table-row>
        <table:table-row>
          <table:table-cell table:style-name="Tabelle1.A2" office:value-type="string">
            <text:p text:style-name="P8">Internet Technologie</text:p>
          </table:table-cell>
          <table:table-cell table:style-name="Tabelle1.A2" office:value-type="string">
            <text:p text:style-name="P8">Uebungen/09_EventListener</text:p>
          </table:table-cell>
          <table:table-cell table:style-name="Tabelle1.C2" office:value-type="string">
            <text:p text:style-name="P8">Schuljahr 2015/16</text:p>
          </table:table-cell>
        </table:table-row>
      </table:table>
      <text:p text:style-name="P8"/>
      <text:p text:style-name="P10">1.Aufgabe </text:p>
      <text:p text:style-name="P8"/>
      <text:p text:style-name="P11">Gegeben ist die <text:s/>HTML-Datei Uebungen/event.html</text:p>
      <text:p text:style-name="P8"/>
      <text:p text:style-name="P11">In diese Seite sollen Events eingefügt werden.</text:p>
      <text:p text:style-name="P1"/>
      <text:p text:style-name="P2"><text:tab/><text:tab/>Syntax: <text:s/>element.addEventListener(event, function, useCapture);</text:p>
      <text:p text:style-name="P2"/>
      <text:p text:style-name="P2"><text:tab/><text:tab/>Dabei ist event <text:s/>z.B. click, load, submit,... </text:p>
      <text:p text:style-name="P2"/>
      <text:p text:style-name="P4">Fügen Sie ein Event ein beim Laden der Seite ein mit der Funktion start und useCapture false.</text:p>
      <text:p text:style-name="P3"/>
      <text:p text:style-name="P3"><text:tab/><text:span text:style-name="T9">window.addEventListener('load',start,false);</text:span></text:p>
      <text:p text:style-name="P8"/>
      <text:p text:style-name="P9"/>
      <text:p text:style-name="P12">Welches Element verwendet man für ein 'load' Event? <text:tab/></text:p>
      <text:p text:style-name="P12"/>
      <text:p text:style-name="P14">Im Tag: body <text:tab/>Im Javascript: window</text:p>
      <text:p text:style-name="P9"/>
      <text:p text:style-name="P9"/>
      <text:p text:style-name="P12">Die start Funktion soll zwei Event Listener einfügen, mit zwei Funktionen meldung1 und meldung2, welche beide alert() ausführen mit einer Meldung. </text:p>
      <text:p text:style-name="P9"/>
      <text:p text:style-name="P12">Fügen Sie beide Event-Listener an das HTML-Element p mit der id="interaktiv" an. </text:p>
      <text:p text:style-name="P9"/>
      <text:p text:style-name="P9"><text:tab/><text:span text:style-name="T9">document.getElementById("interaktiv").</text:span><text:span text:style-name="T10">addEventListener</text:span></text:p>
      <text:p text:style-name="P7"><text:tab/><text:tab/><text:tab/><text:tab/><text:tab/><text:tab/><text:tab/><text:tab/>('click',meldung1,false);</text:p>
      <text:p text:style-name="P9"/>
      <text:p text:style-name="P9"><text:tab/>______________________________________________________________________________________</text:p>
      <text:p text:style-name="P9"/>
      <text:p text:style-name="P13">2.Aufgabe </text:p>
      <text:p text:style-name="P13"/>
      <text:p text:style-name="P12">Neue HTML-Objekte erzeugen:</text:p>
      <text:p text:style-name="P12"/>
      <text:p text:style-name="P5"><text:tab/> var neuesObjekt = document.createElement("div"); <text:s/></text:p>
      <text:p text:style-name="P5">Einfügen mit</text:p>
      <text:p text:style-name="P6"><text:span text:style-name="T1"><text:tab/>document.body.appendChild(neuesObjekt </text:span><text:span text:style-name="T2">);</text:span><text:span text:style-name="T1"> <text:s text:c="4"/>// Beispiele für body</text:span></text:p>
      <text:p text:style-name="P16"><text:span text:style-name="T1"><text:tab/><text:tab/></text:span><text:span text:style-name="T4">document.body</text:span><text:span text:style-name="T5">.</text:span><text:span text:style-name="T7">insertBefore</text:span><text:span text:style-name="T6">(neuesObjekt, anderesObjekt);</text:span></text:p>
      <text:p text:style-name="P17"/>
      <text:p text:style-name="P12">Fügen Sie ein neues Element in p ein. Verwenden Sie ein &lt;div&gt;.</text:p>
      <text:p text:style-name="P12"/>
      <text:p text:style-name="P12">Ergänzen Sie jetzt noch ein EventListener für div.</text:p>
      <text:p text:style-name="P12"/>
      <text:p text:style-name="P13"><text:span text:style-name="T8">Probieren Sie dies jetzt mit verschiedenen </text:span><text:span text:style-name="T1"><text:s/>useCapture </text:span><text:span text:style-name="T3">Werte true und false aus.</text:span></text:p>
      <text:p text:style-name="P15"/>
      <text:p text:style-name="P15"/>
      <text:p text:style-name="P15">Was ändert sich dabei?</text:p>
      <text:p text:style-name="P15"/>
      <text:p text:style-name="P15"/>
      <text:p text:style-name="P15">false: <text:tab/>Innere Elemente zuerst</text:p>
      <text:p text:style-name="P15"/>
      <text:p text:style-name="P15"/>
      <text:p text:style-name="P15">true:<text:tab/>Äußere Elemente zuers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OpenSymbol" svg:font-family="OpenSymbol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e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03T17:05:08.07</meta:creation-date>
    <meta:editing-duration>PT3H26M5S</meta:editing-duration>
    <meta:editing-cycles>21</meta:editing-cycles>
    <meta:generator>OpenOffice/4.1.1$Win32 OpenOffice.org_project/411m6$Build-9775</meta:generator>
    <dc:date>2016-06-08T15:31:29.38</dc:date>
    <dc:creator>Yvonne Fitzgerald</dc:creator>
    <meta:document-statistic meta:table-count="1" meta:image-count="0" meta:object-count="0" meta:page-count="1" meta:paragraph-count="32" meta:word-count="165" meta:character-count="1464"/>
  </office:meta>
</office:document-meta>
</file>